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ndefined" svg:font-family="undefin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342c"/>
    </style:style>
    <style:style style:name="P2" style:family="paragraph" style:parent-style-name="Text_20_body">
      <style:text-properties officeooo:paragraph-rsid="0006492c"/>
    </style:style>
    <style:style style:name="P3" style:family="paragraph" style:parent-style-name="Text_20_body">
      <style:text-properties officeooo:paragraph-rsid="000c3e8c"/>
    </style:style>
    <style:style style:name="P4" style:family="paragraph" style:parent-style-name="Text_20_body">
      <style:text-properties fo:font-style="italic" officeooo:rsid="000cdcb1" officeooo:paragraph-rsid="000cdcb1" style:font-style-asian="italic" style:font-style-complex="italic"/>
    </style:style>
    <style:style style:name="T1" style:family="text">
      <style:text-properties fo:font-weight="normal" officeooo:rsid="0002342c" style:font-weight-asian="normal" style:font-weight-complex="normal"/>
    </style:style>
    <style:style style:name="T2" style:family="text">
      <style:text-properties officeooo:rsid="00031e47"/>
    </style:style>
    <style:style style:name="T3" style:family="text">
      <style:text-properties officeooo:rsid="0004a8f5"/>
    </style:style>
    <style:style style:name="T4" style:family="text">
      <style:text-properties officeooo:rsid="0006492c"/>
    </style:style>
    <style:style style:name="T5" style:family="text">
      <style:text-properties officeooo:rsid="0006b73b"/>
    </style:style>
    <style:style style:name="T6" style:family="text">
      <style:text-properties officeooo:rsid="0007823b"/>
    </style:style>
    <style:style style:name="T7" style:family="text">
      <style:text-properties officeooo:rsid="00092907"/>
    </style:style>
    <style:style style:name="T8" style:family="text">
      <style:text-properties officeooo:rsid="000a6f7e"/>
    </style:style>
    <style:style style:name="T9" style:family="text">
      <style:text-properties officeooo:rsid="000abeca"/>
    </style:style>
    <style:style style:name="T10" style:family="text">
      <style:text-properties officeooo:rsid="000c3e8c"/>
    </style:style>
    <style:style style:name="T11" style:family="text">
      <style:text-properties officeooo:rsid="000cad99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officeooo:rsid="0002342c" style:font-style-asian="italic" style:font-weight-asian="normal" style:font-style-complex="italic" style:font-weight-complex="normal"/>
    </style:style>
    <style:style style:name="T14" style:family="text">
      <style:text-properties officeooo:rsid="000f99a0"/>
    </style:style>
    <style:style style:name="T15" style:family="text">
      <style:text-properties officeooo:rsid="0010a2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WikiVisa Germany</text:span></text:p>
      <text:p text:style-name="P1"><text:span text:style-name="Strong_20_Emphasis"><text:span text:style-name="T13">The idea</text:span></text:span></text:p>
      <text:p text:style-name="Text_20_body">Wiki<text:span text:style-name="T2">V</text:span>isa would be an aggregation site for people to not only find, but also input information about the different visa types <text:span text:style-name="T3">for Germany </text:span>and the requirements to apply for any of them.</text:p>
      <text:p text:style-name="P4">How is it social and open source</text:p>
      <text:p text:style-name="P2">This project is social <text:span text:style-name="T4">and </text:span>open in the <text:span text:style-name="T2">sense</text:span> that <text:span text:style-name="T14">foreigners</text:span> would benefit from the information this site provides, which would be available for everyone without registration. At the same time everyone can add what they know about the application process (<text:span text:style-name="T5">they would </text:span>need to register for <text:span text:style-name="T5">adding information</text:span>). <text:span text:style-name="T4">Also anyone could</text:span> access <text:span text:style-name="T4">the source </text:span>code.</text:p>
      <text:p text:style-name="Text_20_body"><text:span text:style-name="T6">It is sort of a mini mini wiki (at least in the beginning), where </text:span>anyone can aggregate <text:span text:style-name="T6">for example </text:span>a list of necessary documents for each visa type (which are <text:span text:style-name="T2">normally</text:span> standard) and <text:span text:style-name="T7">maybe </text:span>where to manage <text:span text:style-name="T7">(get)</text:span> this documents, while others may add their personal tips on what to do or not to do during the process <text:span text:style-name="T7">(for example like don’t go to apply while wearing sweatpants)</text:span>.</text:p>
      <text:p text:style-name="P3">It would help foreigners who wish to come to Germany for whatever reason to find all the information they need about <text:span text:style-name="T2">German</text:span> visa and few <text:span text:style-name="T8">extra </text:span>helpful tips, all on the same site. <text:span text:style-name="T10">Also gives the opportunity for those who already know the process to share their knowledge and help others. </text:span></text:p>
      <text:p text:style-name="P3"><text:span text:style-name="T11">F</text:span>irst prototype would be only in English <text:span text:style-name="T15">and for Germany,</text:span> with the idea of developing into other languages <text:span text:style-name="T14">and other countries visa </text:span>as wel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ndefined" svg:font-family="undefin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0:20:10.281540072</meta:creation-date>
    <dc:date>2019-04-29T12:18:13.102091052</dc:date>
    <meta:editing-duration>PT1H57M56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242" meta:character-count="1391" meta:non-whitespace-character-count="1156"/>
  </office:meta>
</office:document-meta>
</file>